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Kunyomi">
      <style:graphic-properties fo:min-height="0.709cm" fo:min-width="9.206cm"/>
    </style:style>
    <style:style style:name="gr12" style:family="graphic" style:parent-style-name="Meaning">
      <style:graphic-properties fo:min-height="0.709cm" fo:min-width="9.206cm"/>
    </style:style>
    <style:style style:name="gr13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4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5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English">
      <style:graphic-properties fo:min-height="0.945cm" fo:min-width="9.206cm"/>
    </style:style>
    <style:style style:name="gr17" style:family="graphic" style:parent-style-name="Onyomi">
      <style:graphic-properties fo:min-height="0.71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域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宇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異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遺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映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延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灰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拡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沿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我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革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AVE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roof - house - heave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宇宙 (うちゅう) - universe</text:p>
              <text:p text:style-name="P1">小宇宙 (しょううちゅう) - microcosmos</text:p>
              <text:p text:style-name="P1">大宇宙 (だいうちゅう) - macrocosmos</text:p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ANG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region - limits - stage - leve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イキ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地域 (ちいき) - area</text:p>
              <text:p text:style-name="P1">区域 (くいき) - limits</text:p>
              <text:p text:style-name="P1">広域 (こういき) - wide area</text:p>
            </draw:text-box>
            <svg:title>examples</svg:title>
          </draw:frame>
          <draw:frame draw:style-name="gr10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EQUEATH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leave behind - reserv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イ　ユ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遺体 (いたい) - corpse</text:p>
              <text:p text:style-name="P1">遺族 (いぞく) - bereaved family</text:p>
              <text:p text:style-name="P1">遺伝子 (いでんし) - gene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のこ.す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UNCOMM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queerness - strangeness - wonderful - curious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異なる (ことなる) - to differ</text:p>
              <text:p text:style-name="P1">異常 (いじょう) - strangeness</text:p>
              <text:p text:style-name="P1">異例 (いれい) - exception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こと　こと.なる　け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ROLONG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tretching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延長 (えんちょう) - extension</text:p>
              <text:p text:style-name="P1">延期 (えんき) - postponement</text:p>
              <text:p text:style-name="P1">延べ (のべ) - futures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の.びる　の.べる　の.べ　の.ばす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FLEC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eflection - projectio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映画 (えいが) - movie</text:p>
              <text:p text:style-name="P1">反映 (はんえい) - influence</text:p>
              <text:p text:style-name="P1">映像 (えいぞう) - reflection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うつ.る　うつ.す　は.える　-ば.え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ROADE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extend - expand - enlarg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ク　コ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拡大 (かくだい) - magnification</text:p>
              <text:p text:style-name="P1">拡散 (かくさん) - scattering</text:p>
              <text:p text:style-name="P1">拡充 (かくじゅう) - expansion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ひろ.がる　ひろ.げる　ひろ.め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ASHE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uckery juice - cremat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灰色 (はいいろ) - grey</text:p>
              <text:p text:style-name="P1">火山灰 (かざんばい) - volcanic ash</text:p>
              <text:p text:style-name="P1">灰皿 (はいざら) - ashtray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は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GO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 - selfish - our - oneself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ガ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我々 (われわれ) - we</text:p>
              <text:p text:style-name="P1">我が国 (わがくに) - our country</text:p>
              <text:p text:style-name="P1">我慢 (がまん) - patienc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われ　わ　わ.が-　わが-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RUN ALONGSID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ollow along - run along - lie along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沿う (そう) - to run along</text:p>
              <text:p text:style-name="P1">沿岸 (えんがん) - coast</text:p>
              <text:p text:style-name="P1">沿い (ぞい) - along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そ.う　-ぞ.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LEATHE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ecome serious - skin - hide - pel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改革 (かいかく) - reform</text:p>
              <text:p text:style-name="P1">革命 (かくめい) - revolution</text:p>
              <text:p text:style-name="P1">変革 (へんかく) - change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かわ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OW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tall building - palac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内閣 (ないかく) - cabinet</text:p>
              <text:p text:style-name="P1">閣僚 (かくりょう) - cabinet ministers</text:p>
              <text:p text:style-name="P1">閣議 (かくぎ) - cabinet meeting</text:p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巻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干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割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株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看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簡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机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危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揮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疑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吸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DR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arch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干渉 (かんしょう) - interference</text:p>
              <text:p text:style-name="P1">若干 (じゃっかん) - some</text:p>
              <text:p text:style-name="P1">干す (ほす) - to air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ほ.す　ほ.し-　-ぼ.し　ひ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CROLL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volume - book - part - roll up - wind up - tie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ン　ケ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巻く (まく) - to wind</text:p>
              <text:p text:style-name="P1">渦巻く (うずまく) - to whirl</text:p>
              <text:p text:style-name="P1">巻き (まき) - roll (e.g., of cloth)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ま.く　まき　ま.き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TOCK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tump - shares - stock - counter for small plant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株式 (かぶしき) - stock (company)</text:p>
              <text:p text:style-name="P1">株価 (かぶか) - stock prices</text:p>
              <text:p text:style-name="P1">株主 (かぶぬし) - shareholder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かぶ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ROPORTI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mparatively - divide - cut - separate - spli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ツ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役割 (やくわり) - part</text:p>
              <text:p text:style-name="P1">割合 (わりあい) - rate</text:p>
              <text:p text:style-name="P1">分割 (ぶんかつ) - partition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わ.る　わり　わ.り　わ.れる　さ.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IMPLICIT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revit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簡単 (かんたん) - simple</text:p>
              <text:p text:style-name="P1">書簡 (しょかん) - letter</text:p>
              <text:p text:style-name="P1">簡素 (かんそ) - simplicity</text:p>
            </draw:text-box>
            <svg:title>examples</svg:title>
          </draw:frame>
          <draw:frame draw:style-name="gr10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ATCH OV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e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看護婦 (かんごふ) - nurse</text:p>
              <text:p text:style-name="P1">看板 (かんばん) - sign</text:p>
              <text:p text:style-name="P1">看護 (かんご) - nursing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み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RECIOUS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value - prize - esteem - hono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貴重 (きちょう) - precious</text:p>
              <text:p text:style-name="P1">貴族 (きぞく) - noble</text:p>
              <text:p text:style-name="P1">貴金属 (ききんぞく) - precious metal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たっと.い　とうと.い　たっと.ぶ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ESK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tabl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0.899cm" svg:x="11.113cm" svg:y="21.339cm">
            <draw:text-box>
              <text:p text:style-name="P1">机上 (きじょう) - on the desk</text:p>
              <text:p text:style-name="P1">机辺 (きへん) - near a desk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つくえ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RANDIS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wave - wag - swing - shak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指揮 (しき) - command</text:p>
              <text:p text:style-name="P1">発揮 (はっき) - exhibition</text:p>
              <text:p text:style-name="P1">指揮者 (しきしゃ) - conductor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ふる.う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ANGEROU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ear - uneas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危機 (きき) - crisis</text:p>
              <text:p text:style-name="P1">危険 (きけん) - danger</text:p>
              <text:p text:style-name="P1">危ない (あぶない) - dangerous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あぶ.ない　あや.うい　あや.ぶむ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UCK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imbibe - inhale - sip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呼吸 (こきゅう) - breath</text:p>
              <text:p text:style-name="P1">吸収 (きゅうしゅう) - absorption</text:p>
              <text:p text:style-name="P1">吸う (すう) - to smoke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す.う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DOUB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distrust - be suspicious - questio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ギ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容疑者 (ようぎしゃ) - suspect (person)</text:p>
              <text:p text:style-name="P1">疑い (うたがい) - doubt</text:p>
              <text:p text:style-name="P1">疑惑 (ぎわく) - doubt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うたが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郷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勤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供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胸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筋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敬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劇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激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系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警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穴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憲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DILIGENC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ecome employed - serv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ン　ゴ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勤務 (きんむ) - service</text:p>
              <text:p text:style-name="P1">勤める (つとめる) - to work (for)</text:p>
              <text:p text:style-name="P1">通勤 (つうきん) - commuting to work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つと.める　-づと.め　つと.まる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HOME TOW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village - native place - distric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ョウ　ゴ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故郷 (こきょう) - home town</text:p>
              <text:p text:style-name="P1">郷土 (きょうど) - native place</text:p>
              <text:p text:style-name="P1">本郷 (ほんごう) - one's hometown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さと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OSOM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reast - chest - heart - feeling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度胸 (どきょう) - courage</text:p>
              <text:p text:style-name="P1">胸部 (きょうぶ) - chest</text:p>
              <text:p text:style-name="P1">胸中 (きょうちゅう) - one's heart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むね　むな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UBMI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offer - present - serve (meal) - accompany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ョウ　ク　クウ　グ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子供 (こども) - child</text:p>
              <text:p text:style-name="P1">提供 (ていきょう) - offer</text:p>
              <text:p text:style-name="P1">供給 (きょうきゅう) - supply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そな.える　とも　-ども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W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respect - honor - rever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ケイ　キ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敬称 (けいしょう) - title of honor</text:p>
              <text:p text:style-name="P1">尊敬 (そんけい) - respect</text:p>
              <text:p text:style-name="P1">敬意 (けいい) - respect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うやま.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MUSCL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inew - tendon - fiber - plot - plan - descen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筋肉 (きんにく) - muscle</text:p>
              <text:p text:style-name="P1">大筋 (おおすじ) - outline</text:p>
              <text:p text:style-name="P1">道筋 (みちすじ) - path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すじ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VIOLEN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get excited - enraged - chafe - incit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ゲ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激しい (はげしい) - violent</text:p>
              <text:p text:style-name="P1">刺激 (しげき) - stimulus</text:p>
              <text:p text:style-name="P1">急激 (きゅうげき) - sudden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はげ.しい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RAMA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lay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ゲキ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劇場 (げきじょう) - theater</text:p>
              <text:p text:style-name="P1">演劇 (えんげき) - drama</text:p>
              <text:p text:style-name="P1">劇団 (げきだん) - troupe</text:p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ADMONIS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mmandment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警察 (けいさつ) - police</text:p>
              <text:p text:style-name="P1">県警 (けんけい) - prefectural police</text:p>
              <text:p text:style-name="P1">警戒 (けいかい) - vigilanc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いまし.め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INEAG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ystem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系列 (けいれつ) - series</text:p>
              <text:p text:style-name="P1">日系 (にっけい) - Japanese descent</text:p>
              <text:p text:style-name="P1">体系 (たいけい) - system</text:p>
            </draw:text-box>
            <svg:title>examples</svg:title>
          </draw:frame>
          <draw:frame draw:style-name="gr10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ONSTITUT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law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憲法 (けんぽう) - constitution</text:p>
              <text:p text:style-name="P1">違憲 (いけん) - unconstitutionality</text:p>
              <text:p text:style-name="P1">護憲 (ごけん) - protecting the constitution</text:p>
            </draw:text-box>
            <svg:title>examples</svg:title>
          </draw:frame>
          <draw:frame draw:style-name="gr10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HOL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perture - slit - cave - de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ツ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穴埋め (あなうめ) - filling in gaps</text:p>
              <text:p text:style-name="P1">風穴 (かざあな) - air hole</text:p>
              <text:p text:style-name="P1">横穴 (おうけつ) - cave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あ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厳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源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権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絹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呼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己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孝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皇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誤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后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紅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鋼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OURC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origi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資源 (しげん) - resources</text:p>
              <text:p text:style-name="P1">財源 (ざいげん) - source of funds</text:p>
              <text:p text:style-name="P1">震源 (しんげん) - hypocenter (of an earthquake)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みなもと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TER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trictness - severity - rigidit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ゲン　ゴ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厳しい (きびしい) - severe</text:p>
              <text:p text:style-name="P1">厳しさ (きびしさ) - severity</text:p>
              <text:p text:style-name="P1">尊厳 (そんげん) - dignity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おごそ.か　きび.しい　いか.めしい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ILK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絹糸 (きぬいと) - silk thread</text:p>
              <text:p text:style-name="P1">絹織物 (きぬおりもの) - silk goods</text:p>
              <text:p text:style-name="P1">絹布 (けんぷ) - silk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きぬ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UTHORIT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ower - right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ケン　ゴ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政権 (せいけん) - administration</text:p>
              <text:p text:style-name="P1">選手権 (せんしゅけん) - championship</text:p>
              <text:p text:style-name="P1">人権 (じんけん) - human rights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おもり　かり　はか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ELF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nake - serpen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　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自己 (じこ) - self</text:p>
              <text:p text:style-name="P1">克己 (こっき) - self denial</text:p>
              <text:p text:style-name="P1">知己 (ちき) - acquaintance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おのれ　つちのと　な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CALL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all out to - invit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呼ぶ (よぶ) - to call out (to)</text:p>
              <text:p text:style-name="P1">呼吸 (こきゅう) - breath</text:p>
              <text:p text:style-name="P1">呼応 (こおう) - hailing each other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よ.ぶ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MPEROR</text:p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ウ　オ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天皇 (すめらぎ) - Emperor of Japan</text:p>
              <text:p text:style-name="P1">皇太子 (こうたいし) - crown prince</text:p>
              <text:p text:style-name="P1">皇后 (こうごう) - empress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ILIAL PIET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hild's respec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コウ　キ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孝行 (こうこう) - filial piety</text:p>
              <text:p text:style-name="P1">親孝行 (おやこうこう) - filial piety</text:p>
              <text:p text:style-name="P1">忠孝 (ちゅうこう) - loyalty and filial piety</text:p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MPRES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queen - after - behind - back - lat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ウ　ゴ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皇后 (こうごう) - empress</text:p>
              <text:p text:style-name="P1">皇太后 (こうたいこう) - Queen Mother</text:p>
              <text:p text:style-name="P1">皇后宮 (こうごうぐう) - empress's residenc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きさき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MISTAK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rr - do wrong - mislea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誤解 (ごかい) - misunderstanding</text:p>
              <text:p text:style-name="P1">誤る (あやまる) - to make a mistake</text:p>
              <text:p text:style-name="P1">誤り (あやまり) - error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あやま.る　-あやま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TEEL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鉄鋼 (てっこう) - iron and steel</text:p>
              <text:p text:style-name="P1">製鋼 (せいこう) - steel manufacture</text:p>
              <text:p text:style-name="P1">鋼材 (こうざい) - steel material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はがね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RIMSON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deep red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コウ　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紅白 (こうはく) - red and white</text:p>
              <text:p text:style-name="P1">紅茶 (こうちゃ) - black tea</text:p>
              <text:p text:style-name="P1">紅葉 (こうよう) - autumn colors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べに　くれない　あか.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穀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骨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降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刻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困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砂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裁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策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座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済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冊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蚕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KELETO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one - remains - fram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骨髄 (こつずい) - bone marrow</text:p>
              <text:p text:style-name="P1">骨子 (こっし) - bones</text:p>
              <text:p text:style-name="P1">骨格 (こっかく) - skeleton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ほね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EREAL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grai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穀物 (こくもつ) - grain</text:p>
              <text:p text:style-name="P1">米穀 (べいこく) - rice</text:p>
              <text:p text:style-name="P1">穀倉 (こくそう) - granary</text:p>
            </draw:text-box>
            <svg:title>examples</svg:title>
          </draw:frame>
          <draw:frame draw:style-name="gr10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NGRAV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ut fine - chop - hash - mince - time - carving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深刻 (しんこく) - serious</text:p>
              <text:p text:style-name="P1">彫刻 (ちょうこく) - carving</text:p>
              <text:p text:style-name="P1">刻む (きざむ) - to mince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きざ.む　きざ.み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DESCEN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recipitate - fall - surrender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ウ　ゴ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以降 (いこう) - on and after</text:p>
              <text:p text:style-name="P1">降りる (おりる) - to descend (e.g., a mountain)</text:p>
              <text:p text:style-name="P1">降る (くだる) - to descend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お.りる　お.ろす　ふ.る　ふ.り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AND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サ　シャ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砂漠 (さばく) - desert</text:p>
              <text:p text:style-name="P1">砂糖 (さとう) - sugar</text:p>
              <text:p text:style-name="P1">土砂 (どしゃ) - earth and sand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すな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QUANDAR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ecome distressed - annoye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困難 (こんなん) - difficulty</text:p>
              <text:p text:style-name="P1">困る (こまる) - to be troubled</text:p>
              <text:p text:style-name="P1">貧困 (ひんこん) - poverty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こま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CHEM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lan - policy - step - means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サ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政策 (せいさく) - political measures</text:p>
              <text:p text:style-name="P1">対策 (たいさく) - counter-plan</text:p>
              <text:p text:style-name="P1">策定 (さくてい) - decision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AILO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judge - decision - cut out (pattern)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総裁 (そうさい) - president</text:p>
              <text:p text:style-name="P1">裁判 (さいばん) - trial</text:p>
              <text:p text:style-name="P1">地裁 (ちさい) - district court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た.つ　さば.く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INIS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me to an end - excusable - need not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サイ　セ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経済 (けいざい) - economics</text:p>
              <text:p text:style-name="P1">救済 (きゅうさい) - relief</text:p>
              <text:p text:style-name="P1">返済 (へんさい) - repayment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す.む　-ず.み　-ずみ　す.まない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QUA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eat - cushion - gathering - si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ザ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銀座 (ぎんざ) - Ginza (shopping district in Tokyo)</text:p>
              <text:p text:style-name="P1">講座 (こうざ) - lectureship</text:p>
              <text:p text:style-name="P1">座長 (ざちょう) - chairman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すわ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ILKWORM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サン　テ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養蚕 (ようさん) - sericulture</text:p>
              <text:p text:style-name="P1">蚕糸 (さんし) - silk thread</text:p>
              <text:p text:style-name="P1">蚕食 (さんしょく) - encroachment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かいこ　こ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OM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ounter for books - volum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サツ　サ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冊子 (さっし) - book</text:p>
              <text:p text:style-name="P1">小冊子 (しょうさっし) - booklet</text:p>
              <text:p text:style-name="P1">別冊 (べっさつ) - separate volume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ふ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至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視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姿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私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詞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誌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捨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尺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磁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射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若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樹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NSPECTIO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regard as - see - look a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監視 (かんし) - observation</text:p>
              <text:p text:style-name="P1">重視 (じゅうし) - importance</text:p>
              <text:p text:style-name="P1">無視 (むし) - disregard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み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LIMAX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arrive - proceed - reach - attain - result i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至る (いたる) - to arrive at (e.g., a decision)</text:p>
              <text:p text:style-name="P1">必至 (ひっし) - inevitable</text:p>
              <text:p text:style-name="P1">至上 (しじょう) - supremacy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いた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RIVAT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I - m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私立 (しりつ) - private (establishment)</text:p>
              <text:p text:style-name="P1">私邸 (してい) - private residence</text:p>
              <text:p text:style-name="P1">私的 (してき) - personal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わたくし　わたし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FIGUR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orm - shap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姿勢 (しせい) - attitude</text:p>
              <text:p text:style-name="P1">後ろ姿 (うしろすがた) - retreating figure</text:p>
              <text:p text:style-name="P1">容姿 (ようし) - appearanc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すがた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OCUMEN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record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雑誌 (ざっし) - journal</text:p>
              <text:p text:style-name="P1">日誌 (にっし) - journal</text:p>
              <text:p text:style-name="P1">誌面 (しめん) - page of a magazine</text:p>
            </draw:text-box>
            <svg:title>examples</svg:title>
          </draw:frame>
          <draw:frame draw:style-name="gr10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ART OF SPEECH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ords - poetry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作詞 (さくし) - song lyrics</text:p>
              <text:p text:style-name="P1">歌詞 (かし) - song lyrics</text:p>
              <text:p text:style-name="P1">代名詞 (だいめいし) - pronoun</text:p>
            </draw:text-box>
            <svg:title>examples</svg:title>
          </draw:frame>
          <draw:frame draw:style-name="gr10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HAKU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Japanese foot - measure - scale - rul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ャ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尺度 (しゃくど) - linear measure</text:p>
              <text:p text:style-name="P1">尺八 (しゃくはち) - shakuhachi</text:p>
              <text:p text:style-name="P1">縮尺 (しゅくしゃく) - reduced scale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ISCAR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throw away - abandon - resign - reject - sacrifi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捨てる (すてる) - to throw away</text:p>
              <text:p text:style-name="P1">捨て身 (すてみ) - at the risk of one's life</text:p>
              <text:p text:style-name="P1">取捨 (しゅしゃ) - choice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す.て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HOO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hine into - onto - archer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発射 (はっしゃ) - firing</text:p>
              <text:p text:style-name="P1">射殺 (しゃさつ) - shooting to death</text:p>
              <text:p text:style-name="P1">放射性 (ほうしゃせい) - radioactiv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い.る　さ.す　う.つ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MAGNE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orcelai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磁気 (じき) - magnetism</text:p>
              <text:p text:style-name="P1">磁石 (じしゃく) - magnet</text:p>
              <text:p text:style-name="P1">陶磁器 (とうじき) - ceramics and porcelain</text:p>
            </draw:text-box>
            <svg:title>examples</svg:title>
          </draw:frame>
          <draw:frame draw:style-name="gr10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IMBER TREE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woo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ュ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樹立 (じゅりつ) - establish</text:p>
              <text:p text:style-name="P1">樹木 (じゅもく) - trees and shrubs</text:p>
              <text:p text:style-name="P1">樹脂 (じゅし) - resin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き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YOUN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if - perhaps - possibly - low number - immatur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ャク　ニャク　ニャ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若い (わかい) - young</text:p>
              <text:p text:style-name="P1">若者 (わかもの) - young man</text:p>
              <text:p text:style-name="P1">若手 (わかて) - young person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わか.い　わか-　も.しくわ　も.し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就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衆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収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宗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従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縦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純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処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縮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熟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署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諸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ASSE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reat numbers - multitude - populac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ュウ　シュ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衆院 (しゅういん) - lower house of the Diet</text:p>
              <text:p text:style-name="P1">大衆 (たいしゅう) - general public</text:p>
              <text:p text:style-name="P1">民衆 (みんしゅう) - people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おお.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NCERNING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ttle - take position - depart - study - pe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ュウ　ジュ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就任 (しゅうにん) - inauguration</text:p>
              <text:p text:style-name="P1">就職 (しゅうしょく) - finding employment</text:p>
              <text:p text:style-name="P1">就く (つく) - to ascend (the throne)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つ.く　つ.け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ELIGIO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ect - denomination - main point - origin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ュウ　ソ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宗教 (しゅうきょう) - religion</text:p>
              <text:p text:style-name="P1">宗門 (しゅうもん) - doctrine</text:p>
              <text:p text:style-name="P1">宗派 (しゅうは) - sect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むね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NCOM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obtain - reap - pay - supply - stor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収入 (しゅうにゅう) - income</text:p>
              <text:p text:style-name="P1">回収 (かいしゅう) - collection</text:p>
              <text:p text:style-name="P1">収支 (しゅうし) - income and expenditur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おさ.める　おさ.ま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VERTICAL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length - height - self-indulgent - waywar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ジュ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操縦 (そうじゅう) - flying (a plane)</text:p>
              <text:p text:style-name="P1">縦横 (じゅうおう) - length and width</text:p>
              <text:p text:style-name="P1">縦断 (じゅうだん) - flying through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た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ACCOMPAN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obey - submit to - comply - follow - secondary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ジュウ　ショウ　ジュ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従来 (じゅうらい) - up to now</text:p>
              <text:p text:style-name="P1">従業員 (じゅうぎょういん) - employee</text:p>
              <text:p text:style-name="P1">従軍 (じゅうぐん) - campaign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したが.う　したが.える　より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ISPOS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manage - deal with - sentence - condemn - act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処理 (しょり) - processing</text:p>
              <text:p text:style-name="P1">処分 (しょぶん) - disposal</text:p>
              <text:p text:style-name="P1">対処 (たいしょ) - deal with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ところ　-こ　お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ENUIN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urity - innocence - net (profit)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ュ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単純 (たんじゅん) - simplicity</text:p>
              <text:p text:style-name="P1">純粋 (じゅんすい) - pure</text:p>
              <text:p text:style-name="P1">純益 (じゅんえき) - clear profit</text:p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ELLOW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ripen - mature - acquire skil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ュ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成熟 (せいじゅく) - maturity</text:p>
              <text:p text:style-name="P1">熟す (こなす) - to break to pieces</text:p>
              <text:p text:style-name="P1">未熟 (みじゅく) - inexperienc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う.れ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HRINK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ntract - shrivel - wrinkle - reduc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ュ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縮小 (しゅくしょう) - reduction</text:p>
              <text:p text:style-name="P1">軍縮 (ぐんしゅく) - disarmament</text:p>
              <text:p text:style-name="P1">短縮 (たんしゅく) - shortening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ちぢ.む　ちぢ.まる　ちぢ.める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VARIOU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many - several - together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諸君 (しょくん) - Gentlemen!</text:p>
              <text:p text:style-name="P1">諸般 (しょはん) - various</text:p>
              <text:p text:style-name="P1">諸悪 (しょあく) - every (kind of) evil or crime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もろ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IGNATUR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govt office - police statio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署名 (しょめい) - signature</text:p>
              <text:p text:style-name="P1">署員 (しょいん) - staff member</text:p>
              <text:p text:style-name="P1">税務署 (ぜいむしょ) - tax office</text:p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将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障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除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傷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城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蒸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垂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推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針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仁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寸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盛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HINDER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hurt - harm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障害 (しょうがい) - obstacle</text:p>
              <text:p text:style-name="P1">障害者 (しょうがいしゃ) - handicapped person</text:p>
              <text:p text:style-name="P1">保障 (ほしょう) - guarantee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さわ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LEADER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ommander - general - admiral - or - and again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ョウ　ソ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将来 (しょうらい) - future (usually near)</text:p>
              <text:p text:style-name="P1">将棋 (しょうぎ) - shogi</text:p>
              <text:p text:style-name="P1">主将 (しゅしょう) - commander-in-chief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まさ.に　はた　まさ　ひきい.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WOUN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hurt - injure - impair - pain - injury - cut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負傷 (ふしょう) - injury</text:p>
              <text:p text:style-name="P1">重傷 (おもで) - serious wound or injury</text:p>
              <text:p text:style-name="P1">死傷者 (ししょうしゃ) - casualties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きず　いた.む　いた.め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XCLUD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ivision (x/3) - remove - abolish - cancel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ョ　ジ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除く (のぞく) - to remove</text:p>
              <text:p text:style-name="P1">解除 (かいじょ) - cancellation</text:p>
              <text:p text:style-name="P1">排除 (はいじょ) - exclusion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のぞ.く　-よ.け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TEAM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heat - sultry - foment - get must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ジョウ　セ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蒸気 (じょうき) - steam</text:p>
              <text:p text:style-name="P1">蒸す (むす) - to steam</text:p>
              <text:p text:style-name="P1">蒸発 (じょうはつ) - evaporation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む.す　む.れる　む.らす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CASTLE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ジ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宮城 (きゅうじょう) - Imperial Palace</text:p>
              <text:p text:style-name="P1">山城 (さんじょう) - mountain castle</text:p>
              <text:p text:style-name="P1">城内 (じょうない) - inside a castle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しろ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ONJECTUR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infer - guess - suppose - suppor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ス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推進 (すいしん) - propulsion</text:p>
              <text:p text:style-name="P1">推薦 (すいせん) - recommendation</text:p>
              <text:p text:style-name="P1">推定 (すいてい) - presumption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お.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ROOP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uspend - hang - slouch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ス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垂直 (すいちょく) - vertical</text:p>
              <text:p text:style-name="P1">垂れる (しだれる) - to droop</text:p>
              <text:p text:style-name="P1">垂れ幕 (たれまく) - hanging screen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た.れる　た.らす　た.れ　-た.れ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UMANIT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virtue - benevolence - charity - man - kerne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ン　ニ　ニ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仁義 (じんぎ) - humanity and justice</text:p>
              <text:p text:style-name="P1">仁王 (におう) - the two guardian Deva kings</text:p>
              <text:p text:style-name="P1">仁侠 (じんきょう) - chivalry</text:p>
            </draw:text-box>
            <svg:title>examples</svg:title>
          </draw:frame>
          <draw:frame draw:style-name="gr10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NEEDL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in - staple - stinge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方針 (ほうしん) - objective</text:p>
              <text:p text:style-name="P1">指針 (ししん) - compass needle (cursor)</text:p>
              <text:p text:style-name="P1">針葉樹 (しんようじゅ) - conifer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はり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OOM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rosper - copulat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イ　ジ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盛ん (さかん) - popular</text:p>
              <text:p text:style-name="P1">盛る (さかる) - to prosper</text:p>
              <text:p text:style-name="P1">全盛 (ぜんせい) - height of prosperity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も.る　さか.る　さか.ん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MEASUREMEN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oot/10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ス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寸前 (すんぜん) - on the verge</text:p>
              <text:p text:style-name="P1">寸断 (すんだん) - cut (tear) to pieces</text:p>
              <text:p text:style-name="P1">寸法 (すんぽう) - measurement</text:p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宣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専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聖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誠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泉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洗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創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奏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染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善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層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PECIALT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xclusive - mainly - solel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専門 (せんもん) - specialty</text:p>
              <text:p text:style-name="P1">専務 (せんむ) - managing director</text:p>
              <text:p text:style-name="P1">専門家 (せんもんか) - specialist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もっぱ.ら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ROCLAIM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ay - announc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宣言 (せんげん) - declaration</text:p>
              <text:p text:style-name="P1">宣伝 (せんでん) - publicity</text:p>
              <text:p text:style-name="P1">宣告 (せんこく) - sentence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のたま.う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INCERIT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admonish - warn - prohibit - truth - fidelit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誠に (まことに) - indeed</text:p>
              <text:p text:style-name="P1">誠意 (せいい) - sincerity</text:p>
              <text:p text:style-name="P1">誠実 (せいじつ) - sincere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まこと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OL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aint - sage - master - pries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棋聖 (きせい) - great master of go (shogi)</text:p>
              <text:p text:style-name="P1">聖域 (せいいき) - sacred precincts</text:p>
              <text:p text:style-name="P1">聖書 (せいしょ) - Bibl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ひじり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ASH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inquire into - prob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洗う (あらう) - to wash</text:p>
              <text:p text:style-name="P1">洗濯 (せんたく) - washing</text:p>
              <text:p text:style-name="P1">洗剤 (せんざい) - detergent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あら.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PRI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ountai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温泉 (おんせん) - spa</text:p>
              <text:p text:style-name="P1">源泉 (げんせん) - source</text:p>
              <text:p text:style-name="P1">泉水 (せんすい) - fountain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いずみ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LAY MUSIC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peak to a ruler - complet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演奏 (えんそう) - musical performance</text:p>
              <text:p text:style-name="P1">協奏曲 (きょうそうきょく) - concerto</text:p>
              <text:p text:style-name="P1">奏者 (そうしゃ) - instrumentalist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かな.で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ENESI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wound - injury - hurt - start - originat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ソウ　シ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創設 (そうせつ) - establishment</text:p>
              <text:p text:style-name="P1">創刊 (そうかん) - launching (e.g., newspaper)</text:p>
              <text:p text:style-name="P1">創立 (そうりつ) - establishment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つく.る　はじ.める　きず　けず.しけ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VIRTUOU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ood - goodness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ゼ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改善 (かいぜん) - betterment</text:p>
              <text:p text:style-name="P1">親善 (しんぜん) - friendship</text:p>
              <text:p text:style-name="P1">善意 (ぜんい) - virtuous mind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よ.い　い.い　よ.く　よし.とす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Y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lor - paint - stain - pri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感染 (かんせん) - infection</text:p>
              <text:p text:style-name="P1">汚染 (おせん) - pollution</text:p>
              <text:p text:style-name="P1">染める (そめる) - to dye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そ.める　-ぞ.め　-ぞめ　そ.まる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MANEUVE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manipulate - operate - steer - chastity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ソウ　サ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操作 (そうさ) - operation</text:p>
              <text:p text:style-name="P1">操縦 (そうじゅう) - flying (a plane)</text:p>
              <text:p text:style-name="P1">体操 (たいそう) - gymnastics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みさお　あやつ.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TRATUM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ocial class - layer - story - floor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一層 (いっそ) - much more</text:p>
              <text:p text:style-name="P1">高層 (こうそう) - multistory</text:p>
              <text:p text:style-name="P1">断層 (だんそう) - fault</text:p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臓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蔵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窓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装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尊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探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誕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宅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担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暖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段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TOREHOUS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hide - own - have - posses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ゾウ　ソ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蔵相 (ぞうしょう) - Minister of Finance</text:p>
              <text:p text:style-name="P1">大蔵 (おおくら) - Ministry of Finance</text:p>
              <text:p text:style-name="P1">冷蔵庫 (れいぞうこ) - refrigerator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くら　おさ.める　かく.れ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NTRAIL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viscera - bowels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臓器 (ぞうき) - viscera</text:p>
              <text:p text:style-name="P1">心臓 (しんぞう) - heart</text:p>
              <text:p text:style-name="P1">肝臓 (かんぞう) - liver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はらわた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TTIR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ress - pretend - disguise - profes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ソウ　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武装 (ぶそう) - arms</text:p>
              <text:p text:style-name="P1">装置 (そうち) - equipment</text:p>
              <text:p text:style-name="P1">装備 (そうび) - equipment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よそお.う　よそお.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WINDOW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an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ソウ　ス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窓口 (まどぐち) - ticket window</text:p>
              <text:p text:style-name="P1">同窓会 (どうそうかい) - graduate's association</text:p>
              <text:p text:style-name="P1">同窓 (どうそう) - the same school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まど　てんまど　けむだ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EVERE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valuable - precious - noble - exalte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尊重 (そんちょう) - respect</text:p>
              <text:p text:style-name="P1">尊厳 (そんげん) - dignity</text:p>
              <text:p text:style-name="P1">尊敬 (そんけい) - respect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たっと.い　とうと.い　たっと.ぶ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UPPOS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e aware of - believe - feel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ン　ゾ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存在 (そんざい) - existence</text:p>
              <text:p text:style-name="P1">保存 (ほぞん) - preservation</text:p>
              <text:p text:style-name="P1">依存 (いそん) - dependence</text:p>
            </draw:text-box>
            <svg:title>examples</svg:title>
          </draw:frame>
          <draw:frame draw:style-name="gr10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NATIVIT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e born - declension - lie - be arbitrary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誕生 (たんじょう) - birth</text:p>
              <text:p text:style-name="P1">生誕 (せいたん) - birth</text:p>
              <text:p text:style-name="P1">誕生石 (たんじょうせき) - a birthstone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ROP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earch - look fo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探る (さぐる) - to search</text:p>
              <text:p text:style-name="P1">探す (さがす) - to search (for something lost)</text:p>
              <text:p text:style-name="P1">探検 (たんけん) - exploration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さぐ.る　さが.す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HOULDERING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arry - raise - bea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負担 (ふたん) - burden</text:p>
              <text:p text:style-name="P1">担保 (たんぽ) - security</text:p>
              <text:p text:style-name="P1">担う (になう) - to carry on shoulder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かつ.ぐ　にな.う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HOM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house - residence - our house - my husban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タ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自宅 (じたく) - one's home</text:p>
              <text:p text:style-name="P1">住宅 (じゅうたく) - residence</text:p>
              <text:p text:style-name="P1">帰宅 (きたく) - returning home</text:p>
            </draw:text-box>
            <svg:title>examples</svg:title>
          </draw:frame>
          <draw:frame draw:style-name="gr10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RAD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teps - stair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ダン　タ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段階 (きざはし) - stairs</text:p>
              <text:p text:style-name="P1">手段 (しゅだん) - means</text:p>
              <text:p text:style-name="P1">値段 (ねだん) - price</text:p>
            </draw:text-box>
            <svg:title>examples</svg:title>
          </draw:frame>
          <draw:frame draw:style-name="gr10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WARMTH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ダン　ノ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温暖 (おんだん) - warmth</text:p>
              <text:p text:style-name="P1">暖かい (あたたかい) - warm</text:p>
              <text:p text:style-name="P1">暖房 (だんぼう) - heating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あたた.か　あたた.かい　あたた.ま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忠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著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値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宙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庁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潮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痛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展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頂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賃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党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糖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ENOWNE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ublish - write - remarkable - phenomenal - put on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チョ　チャ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著書 (ちょしょ) - literary work</text:p>
              <text:p text:style-name="P1">著しい (いちじるしい) - remarkable</text:p>
              <text:p text:style-name="P1">著作権 (ちょさくけん) - copyright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あらわ.す　いちじる.し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LOYALT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fidelity - faithfulness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忠実 (ちゅうじつ) - faithful</text:p>
              <text:p text:style-name="P1">忠臣 (ちゅうしん) - loyal retainer</text:p>
              <text:p text:style-name="P1">忠誠 (ちゅうせい) - loyalty</text:p>
            </draw:text-box>
            <svg:title>examples</svg:title>
          </draw:frame>
          <draw:frame draw:style-name="gr10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ID-AI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air - space - sky - memorization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宇宙 (うちゅう) - universe</text:p>
              <text:p text:style-name="P1">宙返り (ちゅうがえり) - somersault</text:p>
              <text:p text:style-name="P1">宙づり (ちゅうづり) - hanging in midair</text:p>
            </draw:text-box>
            <svg:title>examples</svg:title>
          </draw:frame>
          <draw:frame draw:style-name="gr10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RIC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st - valu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値上げ (ねあげ) - price hike</text:p>
              <text:p text:style-name="P1">価値 (かち) - value</text:p>
              <text:p text:style-name="P1">値段 (ねだん) - pric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ね　あた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TID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alt water - opportunit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風潮 (ふうちょう) - tide</text:p>
              <text:p text:style-name="P1">潮流 (ちょうりゅう) - tide</text:p>
              <text:p text:style-name="P1">紅潮 (こうちょう) - flush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しお　うしお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GOVERNMENT OFFICE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チョウ　テ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官庁 (かんちょう) - government office</text:p>
              <text:p text:style-name="P1">庁舎 (ちょうしゃ) - government office building</text:p>
              <text:p text:style-name="P1">国土庁 (こくどちょう) - National Land Agency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やくしょ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UNFOL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expand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展開 (てんかい) - development</text:p>
              <text:p text:style-name="P1">発展 (はってん) - development</text:p>
              <text:p text:style-name="P1">展示 (てんじ) - exhibition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AI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hurt - damage - bruis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ツ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痛い (いたい) - painful</text:p>
              <text:p text:style-name="P1">痛み (いたみ) - pain</text:p>
              <text:p text:style-name="P1">痛める (いためる) - to hurt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いた.い　いた.む　いた.ましい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AR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fee - hire - rent - wages - charg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チ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賃金 (ちんぎん) - wages</text:p>
              <text:p text:style-name="P1">賃上げ (ちんあげ) - wage increase</text:p>
              <text:p text:style-name="P1">運賃 (うんちん) - freight rates</text:p>
            </draw:text-box>
            <svg:title>examples</svg:title>
          </draw:frame>
          <draw:frame draw:style-name="gr10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LACE ON THE HEA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ceive - top of head - top - summit - peak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頂点 (ちょうてん) - top</text:p>
              <text:p text:style-name="P1">頂く (いただく) - to receive</text:p>
              <text:p text:style-name="P1">山頂 (さんちょう) - summit (e.g., mountain)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いただ.く　いただき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UGAR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砂糖 (さとう) - sugar</text:p>
              <text:p text:style-name="P1">糖尿病 (とうにょうびょう) - diabetes mellitus</text:p>
              <text:p text:style-name="P1">血糖値 (けっとうち) - blood sugar level</text:p>
            </draw:text-box>
            <svg:title>examples</svg:title>
          </draw:frame>
          <draw:frame draw:style-name="gr10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ART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action - cliqu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自民党 (じみんとう) - Liberal Democratic Party</text:p>
              <text:p text:style-name="P1">社会党 (しゃかいとう) - Socialist Party</text:p>
              <text:p text:style-name="P1">与党 (よとう) - government party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なかま　む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難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乳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討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届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認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納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俳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拝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脳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派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背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肺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ILK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reast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ニュ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牛乳 (ぎゅうにゅう) - milk</text:p>
              <text:p text:style-name="P1">乳幼児 (にゅうようじ) - infants</text:p>
              <text:p text:style-name="P1">乳児 (にゅうじ) - infant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ちち　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IFFICUL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impossible - trouble - accident - defec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ナ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難しい (むずかしい) - difficult</text:p>
              <text:p text:style-name="P1">難民 (なんみん) - refugees</text:p>
              <text:p text:style-name="P1">困難 (こんなん) - difficulty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かた.い　-がた.い　むずか.しい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ELIVE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each - arrive - report - notify - forward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届く (とどく) - to reach</text:p>
              <text:p text:style-name="P1">届ける (とどける) - to deliver</text:p>
              <text:p text:style-name="P1">届け出 (とどけで) - report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とど.ける　-とど.け　とど.く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HASTIS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ttack - defeat - destroy - conquer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検討 (けんとう) - consideration</text:p>
              <text:p text:style-name="P1">討議 (とうぎ) - debate</text:p>
              <text:p text:style-name="P1">討論 (とうろん) - debate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う.つ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ETTLEMEN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obtain - reap - pay - supply - stor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ノウ　ナッ　ナ　ナン　ト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納得 (なっとく) - consent</text:p>
              <text:p text:style-name="P1">納税 (のうぜい) - payment of taxes</text:p>
              <text:p text:style-name="P1">納入 (のうにゅう) - payment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おさ.める　-おさ.める　おさ.ま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ACKNOWLEDG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itness - discern - recognize - appreciat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ニ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認める (したためる) - to write up</text:p>
              <text:p text:style-name="P1">確認 (かくにん) - affirmation</text:p>
              <text:p text:style-name="P1">認識 (にんしき) - recognition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みと.める　したた.め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WORSHIP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dore - pray to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参拝 (さんぱい) - visit to a shrine or temple</text:p>
              <text:p text:style-name="P1">拝見 (はいけん) - seeing</text:p>
              <text:p text:style-name="P1">崇拝 (すうはい) - worship</text:p>
            </draw:text-box>
            <svg:title>examples</svg:title>
          </draw:frame>
          <draw:frame draw:style-name="gr11" draw:text-style-name="P1" draw:layer="layout" svg:width="9.206cm" svg:height="0.709cm" svg:x="1.319cm" svg:y="20.582cm">
            <draw:text-box>
              <text:p text:style-name="P1">おが.む　おろが.む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HAIKU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cto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俳優 (はいゆう) - actor</text:p>
              <text:p text:style-name="P1">俳人 (はいじん) - haiku poet</text:p>
              <text:p text:style-name="P1">俳壇 (はいだん) - the world of the haiku</text:p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ACTI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roup - party - clique - sect - schoo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ハ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派遣 (はけん) - dispatch</text:p>
              <text:p text:style-name="P1">派閥 (はばつ) - clique</text:p>
              <text:p text:style-name="P1">立派 (りっぱ) - splendid</text:p>
            </draw:text-box>
            <svg:title>examples</svg:title>
          </draw:frame>
          <draw:frame draw:style-name="gr10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RAI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memor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ノウ　ド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首脳 (しゅのう) - head</text:p>
              <text:p text:style-name="P1">脳死 (のうし) - brain death</text:p>
              <text:p text:style-name="P1">頭脳 (ずのう) - head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のうず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LUNGS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肺炎 (はいえん) - pneumonia</text:p>
              <text:p text:style-name="P1">肺結核 (はいけっかく) - pulmonary tuberculosis</text:p>
              <text:p text:style-name="P1">肺病 (はいびょう) - lung disease</text:p>
            </draw:text-box>
            <svg:title>examples</svg:title>
          </draw:frame>
          <draw:frame draw:style-name="gr10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TATUR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height - back - behind - disobey - defy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背景 (はいけい) - background</text:p>
              <text:p text:style-name="P1">背負う (しょう) - to be burdened with</text:p>
              <text:p text:style-name="P1">背中 (せなか) - back (of body)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せ　せい　そむ.く　そむ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否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批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班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晩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腹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閉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陛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奮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並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片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補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RITICISM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trik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批判 (ひはん) - criticism</text:p>
              <text:p text:style-name="P1">批准 (ひじゅん) - ratification</text:p>
              <text:p text:style-name="P1">批判的 (ひはんてき) - critical</text:p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NEGAT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no - noes - refuse - decline - den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拒否 (きょひ) - denial</text:p>
              <text:p text:style-name="P1">否定 (ひてい) - negation</text:p>
              <text:p text:style-name="P1">否決 (ひけつ) - rejection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いな　い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NIGHTFAL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nigh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バ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晩年 (ばんねん) - last years</text:p>
              <text:p text:style-name="P1">毎晩 (まいばん) - every night</text:p>
              <text:p text:style-name="P1">一晩 (ひとばん) - one evening</text:p>
            </draw:text-box>
            <svg:title>examples</svg:title>
          </draw:frame>
          <draw:frame draw:style-name="gr10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QUA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rps - unit - group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首班 (しゅはん) - head</text:p>
              <text:p text:style-name="P1">班長 (はんちょう) - squad leader</text:p>
              <text:p text:style-name="P1">班員 (はんいん) - member of a group</text:p>
            </draw:text-box>
            <svg:title>examples</svg:title>
          </draw:frame>
          <draw:frame draw:style-name="gr10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BDOME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elly - stomach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裏腹 (うらはら) - opposite</text:p>
              <text:p text:style-name="P1">腹部 (ふくぶ) - abdomen</text:p>
              <text:p text:style-name="P1">腹痛 (はらいた) - stomach ache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はら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ECRE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onceal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秘書 (ひしょ) - secretary</text:p>
              <text:p text:style-name="P1">秘密 (ひみつ) - secret</text:p>
              <text:p text:style-name="P1">秘める (ひめる) - to hide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ひ.める　ひそ.か　かく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IGHNESS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teps (of throne)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ヘイ</text:p>
            </draw:text-box>
            <svg:title>onyomi</svg:title>
          </draw:frame>
          <draw:frame draw:style-name="gr9" draw:text-style-name="P1" draw:layer="layout" svg:width="9.206cm" svg:height="0.899cm" svg:x="1.319cm" svg:y="21.34cm">
            <draw:text-box>
              <text:p text:style-name="P1">陛下 (へいか) - your Majesty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LOSE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hu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ヘ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閉鎖 (へいさ) - closing</text:p>
              <text:p text:style-name="P1">閉幕 (へいまく) - falling of the curtain</text:p>
              <text:p text:style-name="P1">閉ざす (とざす) - to shut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と.じる　と.ざす　し.める　し.まる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ROW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and - besides - as well as - line up - rank with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ヘイ　ホ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並ぶ (ならぶ) - to line up</text:p>
              <text:p text:style-name="P1">並立 (へいりつ) - standing abreast</text:p>
              <text:p text:style-name="P1">並み (なみ) - average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な.み　なら.べる　なら.ぶ　なら.びに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TIRRED UP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 invigorated - flourish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フ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興奮 (こうふん) - excitement</text:p>
              <text:p text:style-name="P1">奮闘 (ふんとう) - hard struggle</text:p>
              <text:p text:style-name="P1">奮起 (ふんき) - stirring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ふる.う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UPPLEMEN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upply - make good - offset - compensate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ホ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候補 (こうほ) - candidate</text:p>
              <text:p text:style-name="P1">立候補 (りっこうほ) - announcing candidacy</text:p>
              <text:p text:style-name="P1">補償 (ほしょう) - compensation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おぎな.う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ONE-SIDED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eaf - sheet - right-side kata radical (no. 91)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片手 (かたて) - one hand</text:p>
              <text:p text:style-name="P1">破片 (はへん) - fragment</text:p>
              <text:p text:style-name="P1">片隅 (かたすみ) - corner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かた-　か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訪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亡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暮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宝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棒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密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盟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枚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幕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模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訳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DECEASE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he late - dying - perish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ボウ　モ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死亡 (しぼう) - death</text:p>
              <text:p text:style-name="P1">亡命 (ぼうめい) - emigration</text:p>
              <text:p text:style-name="P1">亡くす (なくす) - to lose something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な.い　な.き-　ほろ.びる　ほろ.ぶ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ALL O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visit - look up - offer sympath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訪問 (ほうもん) - call</text:p>
              <text:p text:style-name="P1">訪れる (おとずれる) - to visit</text:p>
              <text:p text:style-name="P1">訪日 (ほうにち) - visit to Japan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おとず.れる　たず.ねる　と.う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REASUR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wealth - valuable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東宝 (とうほう) - Toho (Japanese film studio)</text:p>
              <text:p text:style-name="P1">宝石 (ほうせき) - gem</text:p>
              <text:p text:style-name="P1">宝くじ (たからくじ) - lottery</text:p>
            </draw:text-box>
            <svg:title>examples</svg:title>
          </draw:frame>
          <draw:frame draw:style-name="gr11" draw:text-style-name="P1" draw:layer="layout" svg:width="9.206cm" svg:height="0.709cm" svg:x="1.317cm" svg:y="3.29cm">
            <draw:text-box>
              <text:p text:style-name="P1">たから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IVELIHOO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ake a living - spend tim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ボ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暮らす (くらす) - to live</text:p>
              <text:p text:style-name="P1">暮らし (くらし) - living</text:p>
              <text:p text:style-name="P1">暮れ (くれ) - sunset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く.れる　く.ら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O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tick - cane - pole - club - lin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泥棒 (どろぼう) - thief</text:p>
              <text:p text:style-name="P1">鉄棒 (かなぼう) - iron rod</text:p>
              <text:p text:style-name="P1">用心棒 (ようじんぼう) - bodyguard</text:p>
            </draw:text-box>
            <svg:title>examples</svg:title>
          </draw:frame>
          <draw:frame draw:style-name="gr10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ORGET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忘れる (わすれる) - to forget</text:p>
              <text:p text:style-name="P1">忘年会 (ぼうねんかい) - year-end party</text:p>
              <text:p text:style-name="P1">忘れ物 (わすれもの) - lost article</text:p>
            </draw:text-box>
            <svg:title>examples</svg:title>
          </draw:frame>
          <draw:frame draw:style-name="gr11" draw:text-style-name="P1" draw:layer="layout" svg:width="9.206cm" svg:height="0.709cm" svg:x="11.113cm" svg:y="11.937cm">
            <draw:text-box>
              <text:p text:style-name="P1">わす.れ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ALLIANC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oat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メ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加盟 (かめい) - participation</text:p>
              <text:p text:style-name="P1">連盟 (れんめい) - league</text:p>
              <text:p text:style-name="P1">同盟 (どうめい) - alliance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ECREC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density (pop) - minuteness - carefulnes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ミツ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秘密 (ひみつ) - secret</text:p>
              <text:p text:style-name="P1">緊密 (きんみつ) - rigour</text:p>
              <text:p text:style-name="P1">密接 (みっせつ) - related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ひそ.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URTAI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unting - act of pla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マク　バ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開幕 (かいまく) - raising the curtain</text:p>
              <text:p text:style-name="P1">閉幕 (へいまく) - falling of the curtain</text:p>
              <text:p text:style-name="P1">幕内 (まくうち) - highest-ranking sumo division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とば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HEET OF...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unter for flat thin objects or sheet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マイ　バ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一枚 (いちまい) - one thin flat object</text:p>
              <text:p text:style-name="P1">二枚 (にまい) - two sheets (pieces) (of paper)</text:p>
              <text:p text:style-name="P1">枚数 (まいすう) - the number of flat things</text:p>
            </draw:text-box>
            <svg:title>examples</svg:title>
          </draw:frame>
          <draw:frame draw:style-name="gr10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RANSLAT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eason - circumstance - cas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ヤ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翻訳 (ほんやく) - translation</text:p>
              <text:p text:style-name="P1">内訳 (うちわけ) - the items</text:p>
              <text:p text:style-name="P1">言い訳 (いいわけ) - excuse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わけ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IMITATION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opy - mock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モ　ボ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規模 (きぼ) - scale</text:p>
              <text:p text:style-name="P1">模様 (もよう) - pattern</text:p>
              <text:p text:style-name="P1">大規模 (だいきぼ) - large-scale</text:p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幼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欲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優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郵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翌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乱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裏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卵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覧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臨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朗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LONGING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ovetousness - greed - passion - desire - craving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ヨ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意欲 (いよく) - will</text:p>
              <text:p text:style-name="P1">欲しい (ほしい) - wanted</text:p>
              <text:p text:style-name="P1">食欲 (しょくよく) - appetite (for food)</text:p>
            </draw:text-box>
            <svg:title>examples</svg:title>
          </draw:frame>
          <draw:frame draw:style-name="gr11" draw:text-style-name="P1" draw:layer="layout" svg:width="9.206cm" svg:height="0.709cm" svg:x="1.318cm" svg:y="7.614cm">
            <draw:text-box>
              <text:p text:style-name="P1">ほっ.する　ほ.し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INFANC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hildhoo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幼稚園 (ようちえん) - kindergarten</text:p>
              <text:p text:style-name="P1">幼児 (ようじ) - infant</text:p>
              <text:p text:style-name="P1">幼い (いとけない) - very young</text:p>
            </draw:text-box>
            <svg:title>examples</svg:title>
          </draw:frame>
          <draw:frame draw:style-name="gr11" draw:text-style-name="P1" draw:layer="layout" svg:width="9.206cm" svg:height="0.709cm" svg:x="11.112cm" svg:y="7.613cm">
            <draw:text-box>
              <text:p text:style-name="P1">おさな.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AI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tagecoach stop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ユ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郵便 (ゆうびん) - mail</text:p>
              <text:p text:style-name="P1">郵政 (ゆうせい) - postal system</text:p>
              <text:p text:style-name="P1">郵便局 (ゆうびんきょく) - post office</text:p>
            </draw:text-box>
            <svg:title>examples</svg:title>
          </draw:frame>
          <draw:frame draw:style-name="gr10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ENDERNES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excel - surpass - actor - superiority - gentlenes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ユウ　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優勝 (ゆうしょう) - overall victory</text:p>
              <text:p text:style-name="P1">優先 (ゆうせん) - preference</text:p>
              <text:p text:style-name="P1">俳優 (はいゆう) - actor</text:p>
            </draw:text-box>
            <svg:title>examples</svg:title>
          </draw:frame>
          <draw:frame draw:style-name="gr11" draw:text-style-name="P1" draw:layer="layout" svg:width="9.206cm" svg:height="0.709cm" svg:x="11.111cm" svg:y="3.289cm">
            <draw:text-box>
              <text:p text:style-name="P1">やさ.しい　すぐ.れる　まさ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IO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war - disorder - disturb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ラン　ロ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混乱 (こんらん) - disorder</text:p>
              <text:p text:style-name="P1">乱れる (みだれる) - to be disordered</text:p>
              <text:p text:style-name="P1">波乱 (はらん) - troubles</text:p>
            </draw:text-box>
            <svg:title>examples</svg:title>
          </draw:frame>
          <draw:frame draw:style-name="gr11" draw:text-style-name="P1" draw:layer="layout" svg:width="9.206cm" svg:height="0.709cm" svg:x="1.319cm" svg:y="11.938cm">
            <draw:text-box>
              <text:p text:style-name="P1">みだ.れる　みだ.る　みだ.す　みだ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HE FOLLOWI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nex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ヨ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翌日 (よくじつ) - next day</text:p>
              <text:p text:style-name="P1">翌年 (よくとし) - following year</text:p>
              <text:p text:style-name="P1">翌朝 (よくあさ) - the next morning</text:p>
            </draw:text-box>
            <svg:title>examples</svg:title>
          </draw:frame>
          <draw:frame draw:style-name="gr10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HYTHM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law - regulation - gauge - contro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リツ　リチ　レツ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法律 (ほうりつ) - law</text:p>
              <text:p text:style-name="P1">一律 (いちりつ) - evenness</text:p>
              <text:p text:style-name="P1">規律 (きりつ) - order</text:p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ACK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midst - in - reverse - inside - palm - sol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リ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裏切る (うらぎる) - to betray</text:p>
              <text:p text:style-name="P1">裏付け (うらづけ) - backing</text:p>
              <text:p text:style-name="P1">裏側 (うらがわ) - the reverse</text:p>
            </draw:text-box>
            <svg:title>examples</svg:title>
          </draw:frame>
          <draw:frame draw:style-name="gr11" draw:text-style-name="P1" draw:layer="layout" svg:width="9.206cm" svg:height="0.709cm" svg:x="11.113cm" svg:y="20.581cm">
            <draw:text-box>
              <text:p text:style-name="P1">うら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PERUSA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e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ラ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展覧会 (てんらんかい) - exhibition</text:p>
              <text:p text:style-name="P1">博覧会 (はくらんかい) - fair</text:p>
              <text:p text:style-name="P1">閲覧 (えつらん) - inspection</text:p>
            </draw:text-box>
            <svg:title>examples</svg:title>
          </draw:frame>
          <draw:frame draw:style-name="gr11" draw:text-style-name="P1" draw:layer="layout" svg:width="9.206cm" svg:height="0.709cm" svg:x="1.318cm" svg:y="16.258cm">
            <draw:text-box>
              <text:p text:style-name="P1">み.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EGG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ovum - spawn - ro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ラ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産卵 (さんらん) - egg-laying</text:p>
              <text:p text:style-name="P1">受精卵 (じゅせいらん) - fertilized eggs</text:p>
              <text:p text:style-name="P1">卵子 (らんし) - ovum</text:p>
            </draw:text-box>
            <svg:title>examples</svg:title>
          </draw:frame>
          <draw:frame draw:style-name="gr11" draw:text-style-name="P1" draw:layer="layout" svg:width="9.206cm" svg:height="0.709cm" svg:x="11.112cm" svg:y="16.257cm">
            <draw:text-box>
              <text:p text:style-name="P1">たまご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MELODIOU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lear - bright - serene - cheerfu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ロ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朗読 (ろうどく) - reading aloud</text:p>
              <text:p text:style-name="P1">明朗 (めいろう) - bright</text:p>
              <text:p text:style-name="P1">朗報 (ろうほう) - good news</text:p>
            </draw:text-box>
            <svg:title>examples</svg:title>
          </draw:frame>
          <draw:frame draw:style-name="gr11" draw:text-style-name="P1" draw:layer="layout" svg:width="9.206cm" svg:height="0.709cm" svg:x="1.32cm" svg:y="24.906cm">
            <draw:text-box>
              <text:p text:style-name="P1">ほが.らか　あき.ら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LOOK TO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ace - meet - confront - attend - call o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リ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臨時 (りんじ) - temporary</text:p>
              <text:p text:style-name="P1">臨む (のぞむ) - to look out on</text:p>
              <text:p text:style-name="P1">臨調 (りんちょう) - special council or commission</text:p>
            </draw:text-box>
            <svg:title>examples</svg:title>
          </draw:frame>
          <draw:frame draw:style-name="gr11" draw:text-style-name="P1" draw:layer="layout" svg:width="9.206cm" svg:height="0.709cm" svg:x="11.114cm" svg:y="24.905cm">
            <draw:text-box>
              <text:p text:style-name="P1">のぞ.む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5.762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8.292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8.292cm">
            <draw:text-box>
              <text:p/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5.762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8.292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8.292cm">
            <draw:text-box>
              <text:p/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論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.424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3.954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3.954cm">
            <draw:text-box>
              <text:p/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0.1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12.63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12.63cm">
            <draw:text-box>
              <text:p/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0.1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2.63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2.63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16.88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6.88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8cm" svg:y="5.783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8cm" svg:y="7.077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8.353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2cm" svg:y="5.782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2cm" svg:y="7.076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2cm" svg:y="8.352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7cm" svg:y="1.459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7cm" svg:y="2.753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7cm" svg:y="4.029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RGUMEN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iscours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ロ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論議 (ろんぎ) - discussion</text:p>
              <text:p text:style-name="P1">議論 (ぎろん) - argument</text:p>
              <text:p text:style-name="P1">世論 (せろん) - public opinion</text:p>
            </draw:text-box>
            <svg:title>examples</svg:title>
          </draw:frame>
          <draw:frame draw:style-name="gr10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0.107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11.40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12.677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0.106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11.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12.676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8cm" svg:y="14.427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8cm" svg:y="15.72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16.997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2cm" svg:y="14.426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2cm" svg:y="15.72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2cm" svg:y="16.996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0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306"/>
  </office:meta>
</office:document-meta>
</file>